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-Bold" svg:font-family="Times-Bold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Heading1" style:family="paragraph">
      <style:text-properties style:font-name="Times New Roman"/>
    </style:style>
    <style:style style:name="TableColumn7" style:family="table-column">
      <style:table-column-properties style:column-width="2.7111in" style:use-optimal-column-width="false"/>
    </style:style>
    <style:style style:name="TableColumn8" style:family="table-column">
      <style:table-column-properties style:column-width="2.8013in" style:use-optimal-column-width="false"/>
    </style:style>
    <style:style style:name="Table6" style:family="table">
      <style:table-properties style:width="5.5125in" fo:margin-left="0.1972in" table:align="left"/>
    </style:style>
    <style:style style:name="TableRow9" style:family="table-row">
      <style:table-row-properties style:min-row-height="0.2673in" style:use-optimal-row-height="false"/>
    </style:style>
    <style:style style:name="TableCell1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1" style:parent-style-name="NormalWeb" style:family="paragraph">
      <style:paragraph-properties fo:line-height="150%"/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ableCell1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3" style:parent-style-name="NormalWeb" style:family="paragraph">
      <style:paragraph-properties fo:text-align="end" fo:line-height="150%"/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ableRow14" style:family="table-row">
      <style:table-row-properties style:min-row-height="0.2673in" style:use-optimal-row-height="false"/>
    </style:style>
    <style:style style:name="TableCell1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6" style:parent-style-name="NormalWeb" style:family="paragraph">
      <style:paragraph-properties fo:text-align="end" fo:line-height="150%"/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Standard" style:family="paragraph">
      <style:text-properties fo:font-weight="bold" style:font-weight-asian="bold"/>
    </style:style>
    <style:style style:name="P23" style:parent-style-name="Standard" style:family="paragraph">
      <style:paragraph-properties fo:text-align="justify"/>
    </style:style>
    <style:style style:name="T2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ListParagraph" style:family="paragraph"/>
    <style:style style:name="P31" style:parent-style-name="ListParagraph" style:family="paragraph"/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</office:automatic-styles>
  <office:body>
    <office:text text:use-soft-page-breaks="true">
      <text:p text:style-name="P1">SSN College of Engineering, Kalavakkam</text:p>
      <text:p text:style-name="P2">Department of Computer Science and Engineering</text:p>
      <text:p text:style-name="P3"><text:span text:style-name="T4">III Semester - CSE</text:span></text:p>
      <text:h text:style-name="P5" text:outline-level="1">UCS 1312 Data Structures Lab Laboratory</text:h>
      <text:p text:style-name="Standard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cademic Year: 2021-2022 <text:s/></text:p>
          </table:table-cell>
          <table:table-cell table:style-name="TableCell12">
            <text:p text:style-name="P13">Batch: 2020-2024</text:p>
          </table:table-cell>
        </table:table-row>
        <table:table-row table:style-name="TableRow14">
          <table:table-cell table:style-name="TableCell15" table:number-columns-spanned="2">
            <text:p text:style-name="P16">Date of Assignment: 04.12.2021</text:p>
          </table:table-cell>
          <table:covered-table-cell/>
        </table:table-row>
      </table:table>
      <text:p text:style-name="P17"/>
      <text:p text:style-name="Standard"><text:span text:style-name="T18">Exercise 14</text:span><text:span text:style-name="T19">: Implementation of Hash Table and its Applications</text:span></text:p>
      <text:p text:style-name="Standard"><text:span text:style-name="T20"><text:s text:c="120"/>[CO5,<text:s/></text:span><text:bookmark-start text:name="_GoBack1"/><text:bookmark-end text:name="_GoBack1"/><text:span text:style-name="T21">K3]</text:span></text:p>
      <text:p text:style-name="P22"/>
      <text:p text:style-name="P23">The HashTableADT contains hash table and its size. Hash function to be used for the insertion of elements is<text:s/><text:span text:style-name="T24">x mod tableSize</text:span>.<text:s/>Use Linear probing method to resolve the collision.</text:p>
      <text:p text:style-name="Standard"/>
      <text:list text:style-name="WWNum1">
        <text:list-item>
          <text:p text:style-name="P25">void init(HashTableADT *H)<text:s/><text:tab/>– To initialize the size of Hash Table</text:p>
        </text:list-item>
        <text:list-item>
          <text:p text:style-name="P26">void insertElementL<text:s/>(HashTableADT *H, int x)– To insert the input key into the hash <text:s/></text:p>
        </text:list-item>
      </text:list>
      <text:p text:style-name="ListParagraph"><text:s text:c="78"/>table using the hash function</text:p>
      <text:list text:style-name="WWNum1" text:continue-numbering="true">
        <text:list-item>
          <text:p text:style-name="P27">int searchElement(HashTableADT *H, int key) – Searching an element in the hash</text:p>
        </text:list-item>
      </text:list>
      <text:p text:style-name="ListParagraph"><text:s/><text:s text:c="68"/>table, if found return 1, otherwise return -1</text:p>
      <text:list text:style-name="WWNum1" text:continue-numbering="true">
        <text:list-item>
          <text:p text:style-name="P28">void displayHT(HashTableADT *H) – Display the elements in the hash table</text:p>
        </text:list-item>
      </text:list>
      <text:p text:style-name="Standard"/>
      <text:p text:style-name="P29">Note:</text:p>
      <text:p text:style-name="Standard"/>
      <text:list text:style-name="WWNum3">
        <text:list-item text:start-value="1">
          <text:p text:style-name="P30">Implement HashTableADT with the specified operations in HashTableADTImpl.h</text:p>
        </text:list-item>
        <text:list-item>
          <text:p text:style-name="P31">Write a menu driven application to utilize the HashTableADT.</text:p>
        </text:list-item>
      </text:list>
      <text:p text:style-name="Standard"/>
      <text:p text:style-name="Standard">1. Demonstrate ADT with the following test case</text:p>
      <text:p text:style-name="Standard">insert 23, 45, 69, 87, 48, 67, 54, 66,53</text:p>
      <text:p text:style-name="Standard"/>
      <text:p text:style-name="Standard">Contents of Hash Table</text:p>
      <text:p text:style-name="Standard">(Linear Probing)</text:p>
      <text:p text:style-name="Standard">0 →67</text:p>
      <text:p text:style-name="Standard">1 →53</text:p>
      <text:p text:style-name="Standard">2 →</text:p>
      <text:p text:style-name="Standard">3 →23</text:p>
      <text:p text:style-name="Standard">4 →54</text:p>
      <text:p text:style-name="Standard">5 →45</text:p>
      <text:p text:style-name="Standard">6 →66</text:p>
      <text:p text:style-name="Standard">7 →87</text:p>
      <text:p text:style-name="Standard">8<text:s/>→48</text:p>
      <text:p text:style-name="Standard">9 →69</text:p>
      <text:p text:style-name="Standard"/>
      <text:p text:style-name="P32"/>
      <text:p text:style-name="P33">2. Use the hash table ADT to do the following:</text:p>
      <text:list text:style-name="LFO15" text:continue-numbering="true">
        <text:list-item>
          <text:p text:style-name="P34">Modify insert function with the collision resolution strategy Quadratic probing</text:p>
        </text:list-item>
        <text:list-item>
          <text:p text:style-name="P35">Modify insert function with the collision resolution strategy Double hashing with the hash function 7-(x%7)</text:p>
        </text:list-item>
        <text:list-item>
          <text:p text:style-name="P36">Find<text:s/>whether the elements within the given range are present in the hash table</text:p>
        </text:list-item>
      </text:list>
      <text:p text:style-name="P37"/>
      <text:p text:style-name="P38">Demonstrate the application with the following testcase</text:p>
      <text:p text:style-name="Standard">(i) Contents of Hash Table</text:p>
      <text:p text:style-name="Standard">(Quadratic Probing)</text:p>
      <text:p text:style-name="Standard">0 →</text:p>
      <text:p text:style-name="Standard">1 →67</text:p>
      <text:p text:style-name="Standard">2 →53</text:p>
      <text:p text:style-name="Standard">3 →23</text:p>
      <text:p text:style-name="Standard">4 →54</text:p>
      <text:p text:style-name="Standard">5 →45</text:p>
      <text:p text:style-name="Standard">6 →66</text:p>
      <text:p text:style-name="Standard">7 →87</text:p>
      <text:p text:style-name="Standard">8 →48</text:p>
      <text:p text:style-name="Standard">9 →69</text:p>
      <text:p text:style-name="P39"/>
      <text:p text:style-name="Standard">(ii) Contents of Hash Table</text:p>
      <text:p text:style-name="Standard">(Double Hashing)</text:p>
      <text:p text:style-name="Standard">0 →67</text:p>
      <text:p text:style-name="Standard">1 →</text:p>
      <text:p text:style-name="Standard">2 →53</text:p>
      <text:p text:style-name="Standard">3 →23</text:p>
      <text:p text:style-name="Standard">4 →54</text:p>
      <text:p text:style-name="Standard">5 →45</text:p>
      <text:p text:style-name="Standard">6 →66</text:p>
      <text:p text:style-name="Standard">7 →87</text:p>
      <text:p text:style-name="Standard">8 →48</text:p>
      <text:p text:style-name="Standard">9 →69</text:p>
      <text:p text:style-name="P40">(iii) Range (40-60)</text:p>
      <text:p text:style-name="P41">23 found</text:p>
      <text:p text:style-name="P42">45 found</text:p>
      <text:p text:style-name="P43">48 found</text:p>
      <text:p text:style-name="P44">53 found</text:p>
      <text:p text:style-name="P45">54 foun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-Bold" svg:font-family="Times-Bold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center"/>
      <style:text-properties style:font-name="Times-Bold" style:font-name-asian="Times-Bold" style:font-name-complex="Times-Bold" fo:font-weight="bold" style:font-weight-asian="bold" style:font-weight-complex="bold" fo:color="#00000A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color="#00000A" fo:language="en" fo:country="IN" style:language-asian="en" style:country-asian="IN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Heading1Char" style:display-name="Heading 1 Char" style:family="text" style:parent-style-name="DefaultParagraphFont">
      <style:text-properties style:font-name="Times-Bold" style:font-name-asian="Times New Roman" style:font-name-complex="Times New Roman" fo:font-weight="bold" style:font-weight-asian="bold" style:font-weight-complex="bold" fo:color="#00000A" fo:font-size="12pt" style:font-size-asian="12pt" style:font-size-complex="12pt" fo:language="en" fo:country="U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fo:font-size="10pt" style:font-size-asian="10pt"/>
    </style:style>
    <text:list-style style:name="WWNum8" style:display-name="WWNum8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aff</meta:initial-creator>
    <dc:creator>Sarika SSn</dc:creator>
    <meta:creation-date>2021-12-10T06:24:00Z</meta:creation-date>
    <dc:date>2021-12-21T12:51:00Z</dc:date>
    <meta:template xlink:href="Normal" xlink:type="simple"/>
    <meta:editing-cycles>13</meta:editing-cycles>
    <meta:editing-duration>PT43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14" meta:character-count="2101" meta:row-count="14" meta:non-whitespace-character-count="1791"/>
  </office:meta>
</office:document-meta>
</file>